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color="#ff0000"/>
    </style:style>
    <style:style style:name="P5" style:family="paragraph" style:parent-style-name="Standard" style:master-page-name="Standard">
      <style:paragraph-properties fo:margin-left="0in" fo:margin-right="0in" fo:text-indent="0.5in" style:auto-text-indent="false" style:page-number="1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-0.2953in" fo:margin-right="-0.0965in" fo:text-indent="0in" style:auto-text-indent="false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ff00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Tento dokument můžete využívat pro sdílení zadání+řešení SQL úkolů nad databázi pro první test v DS I 2023/24.</text:p>
      <text:p text:style-name="Standard"/>
      <text:p text:style-name="Standard"><draw:rect text:anchor-type="as-char" style:rel-width="100%" draw:z-index="0" draw:style-name="gr1" draw:text-style-name="P9" svg:width="0.0012in" svg:height="0.0213in"><text:p/></draw:rect></text:p>
      <text:p text:style-name="Standard"/>
      <text:p text:style-name="Standard"><text:span text:style-name="T1">Jednoduché problémy a dotazy pro pochopení modelu</text:span></text:p>
      <text:p text:style-name="Standard"/>
      <text:p text:style-name="Standard"><text:span text:style-name="T1">Tabulky: osoba, poslanec</text:span></text:p>
      <text:p text:style-name="Standard"/>
      <text:p text:style-name="Standard"><text:span text:style-name="T2">A1) Osoba mladší 30let </text:span></text:p>
      <text:p text:style-name="P1"/>
      <text:p text:style-name="Standard">select *,datediff(year, narozeni, CONVERT(date, GETDATE())) as old_years</text:p>
      <text:p text:style-name="Standard">from</text:p>
      <text:p text:style-name="Standard"><text:s/>osoba </text:p>
      <text:p text:style-name="Standard">where datediff(year, narozeni, <text:s/>CONVERT(date, GETDATE())) &lt; 30;</text:p>
      <text:p text:style-name="Standard"><text:span text:style-name="T3">Výsledek:</text:span></text:p>
      <text:p text:style-name="Standard">id_osoba<text:tab/>pred<text:tab/>prijmeni<text:tab/>jmeno<text:tab/>za<text:tab/>narozeni<text:tab/>pohlavi<text:tab/>zmena<text:tab/>umrti<text:tab/>old_years</text:p>
      <text:p text:style-name="Standard">6449<text:tab/>JUDr.<text:tab/>Feri<text:tab/>Dominik<text:tab/> <text:tab/>1996-07-11<text:tab/>M<text:tab/>NULL<text:tab/>NULL<text:tab/>27</text:p>
      <text:p text:style-name="Standard">6456<text:tab/>Mgr.<text:tab/>Hyťhová<text:tab/>Tereza<text:tab/> <text:tab/>1995-02-23<text:tab/>Ž<text:tab/>NULL<text:tab/>NULL<text:tab/>28</text:p>
      <text:p text:style-name="Standard">6499<text:tab/> <text:tab/>Kopřiva<text:tab/>František<text:tab/> <text:tab/>1995-11-30<text:tab/>M<text:tab/>NULL<text:tab/>NULL<text:tab/>28</text:p>
      <text:p text:style-name="Standard">6623<text:tab/>Ing.<text:tab/>Babka<text:tab/>Ondřej<text:tab/> <text:tab/>1994-02-22<text:tab/>M<text:tab/>NULL<text:tab/>NULL<text:tab/>29</text:p>
      <text:p text:style-name="Standard"><text:soft-page-break/></text:p>
      <text:p text:style-name="Standard">-pozn. Funguje to i bez operace CONVERT()</text:p>
      <text:p text:style-name="Standard"/>
      <text:p text:style-name="Standard"/>
      <text:p text:style-name="Standard"><text:span text:style-name="T2">A2) Počet mužů a žen a podíl v procentech</text:span></text:p>
      <text:p text:style-name="P1"/>
      <text:p text:style-name="Standard">select pohlavi, count(*) as count, </text:p>
      <text:p text:style-name="Standard"><text:s text:c="3"/></text:p>
      <text:p text:style-name="Standard"><text:s text:c="2"/>as ratio_percent </text:p>
      <text:p text:style-name="Standard">from osoba</text:p>
      <text:p text:style-name="Standard">group by pohlavi</text:p>
      <text:p text:style-name="Standard"/>
      <text:p text:style-name="Standard"><text:span text:style-name="T3">Výsledek:</text:span></text:p>
      <text:p text:style-name="Standard">pohlavi<text:tab/>count<text:tab/>ratio_percent</text:p>
      <text:p text:style-name="Standard">Ž<text:tab/>1100<text:tab/>16,0560502116479</text:p>
      <text:p text:style-name="Standard">Z<text:tab/>31<text:tab/>0,452488687782805</text:p>
      <text:p text:style-name="Standard">M<text:tab/>5720<text:tab/>83,4914611005693</text:p>
      <text:p text:style-name="Standard"/>
      <text:p text:style-name="Standard"/>
      <text:p text:style-name="Standard"><text:span text:style-name="T2">A3) Počet poslanců v jednotlivých volebních obdobích</text:span></text:p>
      <text:p text:style-name="P1"/>
      <text:p text:style-name="Standard"><text:soft-page-break/>select id_organ,count(*) as count from poslanec</text:p>
      <text:p text:style-name="Standard">group by id_organ</text:p>
      <text:p text:style-name="Standard">order by id_organ;</text:p>
      <text:p text:style-name="Standard"><text:span text:style-name="T3">Výsledek:</text:span></text:p>
      <text:p text:style-name="Standard">id_organ<text:tab/>count</text:p>
      <text:p text:style-name="Standard">165<text:tab/>204</text:p>
      <text:p text:style-name="Standard">166<text:tab/>214</text:p>
      <text:p text:style-name="Standard">167<text:tab/>206</text:p>
      <text:p text:style-name="Standard">168<text:tab/>237</text:p>
      <text:p text:style-name="Standard">169<text:tab/>224</text:p>
      <text:p text:style-name="Standard">170<text:tab/>218</text:p>
      <text:p text:style-name="Standard">171<text:tab/>215</text:p>
      <text:p text:style-name="Standard">172<text:tab/>221</text:p>
      <text:p text:style-name="Standard">173<text:tab/>202</text:p>
      <text:p text:style-name="Standard"/>
      <text:p text:style-name="P2"><text:span text:style-name="T2">A4) Volební období (id_organ), ve kterých byl do sněmovny zvolen Andrej Babiš</text:span></text:p>
      <text:p text:style-name="P1"/>
      <text:p text:style-name="Standard">select p.id_organ from poslanec p</text:p>
      <text:p text:style-name="Standard">join osoba o on o.id_osoba=p.id_osoba</text:p>
      <text:p text:style-name="Standard">where o.prijmeni='Babiš'and o.jmeno='Andrej'</text:p>
      <text:p text:style-name="Standard"/>
      <text:p text:style-name="Standard"><text:soft-page-break/><text:span text:style-name="T3">Výsledek:</text:span></text:p>
      <text:p text:style-name="Standard">id_organ</text:p>
      <text:p text:style-name="Standard">171</text:p>
      <text:p text:style-name="Standard">172</text:p>
      <text:p text:style-name="Standard">173</text:p>
      <text:p text:style-name="Standard"/>
      <text:p text:style-name="Standard"><text:span text:style-name="T2">A5) Seznam poslanců v aktuálním období (id_organ=173) a id jejich kandidátek, setřízený dle id kandidátek</text:span></text:p>
      <text:p text:style-name="P1"/>
      <text:p text:style-name="Standard">select o.prijmeni,o.jmeno,p.id_kandidatka from osoba o</text:p>
      <text:p text:style-name="Standard">join poslanec p on p.id_osoba=o.id_osoba</text:p>
      <text:p text:style-name="Standard">where p.id_organ=173</text:p>
      <text:p text:style-name="Standard">order by p.id_kandidatka</text:p>
      <text:p text:style-name="Standard"/>
      <text:p text:style-name="Standard"><text:span text:style-name="T3">Výsledek:</text:span> 202 záznamů</text:p>
      <text:p text:style-name="Standard">prijmeni<text:tab/>jmeno<text:tab/>id_kandidatka</text:p>
      <text:p text:style-name="Standard">Berkovec<text:tab/>Stanislav<text:tab/>1104</text:p>
      <text:p text:style-name="Standard">Rais<text:tab/>Karel<text:tab/>1104</text:p>
      <text:p text:style-name="Standard">Vondráček<text:tab/>Radek<text:tab/>1104</text:p>
      <text:p text:style-name="Standard">Volný<text:tab/>Jan<text:tab/>1104</text:p>
      <text:p text:style-name="Standard">Válková<text:tab/>Helena<text:tab/>1104</text:p>
      <text:p text:style-name="Standard">Okleštěk<text:tab/>Ladislav<text:tab/>1104</text:p>
      <text:p text:style-name="Standard"><text:soft-page-break/>Babiš<text:tab/>Andrej<text:tab/>1104</text:p>
      <text:p text:style-name="Standard">Balaštíková<text:tab/>Margita<text:tab/>1104</text:p>
      <text:p text:style-name="Standard">...</text:p>
      <text:p text:style-name="Standard"/>
      <text:p text:style-name="Standard"><text:span text:style-name="T2">A6) Počet poslanců jednotlivých kandidátek (s nenulovým počtem poslanců) v aktuálním volebním období (poslanec.id_organ=173)</text:span></text:p>
      <text:p text:style-name="P1"/>
      <text:p text:style-name="P1"/>
      <text:p text:style-name="Standard">select p.id_kandidatka, count(*) as count </text:p>
      <text:p text:style-name="Standard">from poslanec p</text:p>
      <text:p text:style-name="Standard">where p.id_organ=173</text:p>
      <text:p text:style-name="Standard">group by p.id_kandidatka</text:p>
      <text:p text:style-name="Standard"/>
      <text:p text:style-name="Standard"><text:span text:style-name="T3">Výsledek:</text:span>id_kandidatka<text:tab/>count</text:p>
      <text:p text:style-name="P3"/>
      <text:p text:style-name="Standard">1104<text:tab/>73</text:p>
      <text:p text:style-name="Standard">1289<text:tab/>1</text:p>
      <text:p text:style-name="Standard">1291<text:tab/>20</text:p>
      <text:p text:style-name="Standard">1533<text:tab/>71</text:p>
      <text:p text:style-name="Standard">1534<text:tab/>37</text:p>
      <text:p text:style-name="Standard"/>
      <text:p text:style-name="Standard"><text:span text:style-name="T1">Tabulky: organ, typ_organu</text:span></text:p>
      <text:p text:style-name="Standard"><text:soft-page-break/></text:p>
      <text:p text:style-name="Standard"><text:span text:style-name="T2">B1) Seznam typů orgánu aktuálního období celé sněmovny</text:span></text:p>
      <text:p text:style-name="Standard"/>
      <text:p text:style-name="Standard">select distinct tor.nazev_typ_org_cz as body_type_title </text:p>
      <text:p text:style-name="Standard">from organ o</text:p>
      <text:p text:style-name="Standard">join typ_organu tor on o.id_typ_org=tor.id_typ_org</text:p>
      <text:p text:style-name="Standard">where o.rodic_id_organ=173;</text:p>
      <text:p text:style-name="Standard"><text:span text:style-name="T3">Výsledek:</text:span></text:p>
      <text:p text:style-name="Standard">body_type_title</text:p>
      <text:p text:style-name="Standard">Delegace</text:p>
      <text:p text:style-name="Standard">Klub</text:p>
      <text:p text:style-name="Standard">Komise</text:p>
      <text:p text:style-name="Standard">Výbor</text:p>
      <text:p text:style-name="Standard"/>
      <text:p text:style-name="Standard"><text:span text:style-name="T2">B2) Seznam poslaneckých klubů aktuálního období sněmovny</text:span></text:p>
      <text:p text:style-name="P1"/>
      <text:p text:style-name="Standard">select o.nazev_organu_cz from organ o</text:p>
      <text:p text:style-name="Standard">join typ_organu tor on o.id_typ_org=tor.id_typ_org</text:p>
      <text:p text:style-name="Standard">where o.rodic_id_organ=173 and </text:p>
      <text:p text:style-name="Standard"><text:s text:c="6"/>tor.nazev_typ_org_cz='Klub';</text:p>
      <text:p text:style-name="Standard"/>
      <text:p text:style-name="Standard"><text:soft-page-break/><text:span text:style-name="T3">Výsledek:</text:span></text:p>
      <text:p text:style-name="Standard">nazev_organu_cz</text:p>
      <text:p text:style-name="Standard">Poslanecký klub České pirátské strany</text:p>
      <text:p text:style-name="Standard">Poslanecký klub Starostové a nezávislí</text:p>
      <text:p text:style-name="Standard">Poslanecký klub ANO 2011</text:p>
      <text:p text:style-name="Standard">Poslanecký klub Občanské demokratické strany</text:p>
      <text:p text:style-name="Standard">Poslanecký klub KDU-ČSL</text:p>
      <text:p text:style-name="Standard">Poslanecký klub Svoboda a přímá demokracie</text:p>
      <text:p text:style-name="Standard">Poslanecký klub TOP 09</text:p>
      <text:p text:style-name="Standard">Nezařazení</text:p>
      <text:p text:style-name="Standard"/>
      <text:p text:style-name="Standard"><text:span text:style-name="T1">Tabulka: funkce</text:span></text:p>
      <text:p text:style-name="Standard"/>
      <text:p text:style-name="Standard"><text:span text:style-name="T2">C1) Seznam funkcí poslanecké sněmovny v aktuálním volebním období</text:span></text:p>
      <text:p text:style-name="Standard"/>
      <text:p text:style-name="Standard">select f.nazev_funkce_cz, o.nazev_organu_cz </text:p>
      <text:p text:style-name="Standard">from funkce f</text:p>
      <text:p text:style-name="Standard">join organ o on f.id_organ=o.id_organ</text:p>
      <text:p text:style-name="Standard">where o.id_organ=173;</text:p>
      <text:p text:style-name="Standard"/>
      <text:p text:style-name="Standard"><text:span text:style-name="T3">Výsledek:</text:span></text:p>
      <text:p text:style-name="Standard"><text:soft-page-break/>nazev_funkce_cz<text:tab/>nazev_organu_cz</text:p>
      <text:p text:style-name="Standard">Předseda<text:tab/>Poslanecká sněmovna</text:p>
      <text:p text:style-name="Standard">Místopředseda<text:tab/>Poslanecká sněmovna</text:p>
      <text:p text:style-name="Standard">Ověřovatel<text:tab/>Poslanecká sněmovna</text:p>
      <text:p text:style-name="Standard"/>
      <text:p text:style-name="Standard"><text:span text:style-name="T2">C2) Funkce <text:s/>klubu 'Poslanecký klub TOP 09' aktuálního volebního období sněmovny</text:span></text:p>
      <text:p text:style-name="Standard"/>
      <text:p text:style-name="Standard">select f.nazev_funkce_cz,o.nazev_organu_cz from funkce f</text:p>
      <text:p text:style-name="Standard">join organ o on f.id_organ=o.id_organ</text:p>
      <text:p text:style-name="Standard">where o.rodic_id_organ=173 and </text:p>
      <text:p text:style-name="Standard"><text:s text:c="6"/>o.nazev_organu_cz='Poslanecký klub TOP 09';</text:p>
      <text:p text:style-name="Standard"><text:span text:style-name="T3">Výsledek:</text:span></text:p>
      <text:p text:style-name="Standard">nazev_funkce_cz<text:tab/>nazev_organu_cz</text:p>
      <text:p text:style-name="Standard">Předseda<text:tab/>Poslanecký klub TOP 09</text:p>
      <text:p text:style-name="Standard">1. místopředseda<text:tab/>Poslanecký klub TOP 09</text:p>
      <text:p text:style-name="Standard">2. místopředseda<text:tab/>Poslanecký klub TOP 09</text:p>
      <text:p text:style-name="Standard">3. místopředseda<text:tab/>Poslanecký klub TOP 09</text:p>
      <text:p text:style-name="Standard"/>
      <text:p text:style-name="Standard"/>
      <text:p text:style-name="Standard"><text:span text:style-name="T2">C3) Seznam funkcí poslaneckých klubů aktuálního volebního období sněmovny</text:span></text:p>
      <text:p text:style-name="Standard"/>
      <text:p text:style-name="Standard"><text:soft-page-break/>select f.nazev_funkce_cz, o.nazev_organu_cz from funkce f</text:p>
      <text:p text:style-name="Standard">join organ o on f.id_organ=o.id_organ</text:p>
      <text:p text:style-name="Standard">join typ_organu tor on o.id_typ_org=tor.id_typ_org</text:p>
      <text:p text:style-name="Standard">where o.rodic_id_organ=173 and </text:p>
      <text:p text:style-name="Standard"><text:s text:c="6"/>tor.nazev_typ_org_cz='Klub';</text:p>
      <text:p text:style-name="Standard"/>
      <text:p text:style-name="Standard"><text:span text:style-name="T3">Výsledek:</text:span> 35 záznamů</text:p>
      <text:p text:style-name="Standard">nazev_funkce_cz<text:tab/>nazev_organu_cz</text:p>
      <text:p text:style-name="Standard">Předseda<text:tab/>Poslanecký klub České pirátské strany</text:p>
      <text:p text:style-name="Standard">Místopředseda<text:tab/>Poslanecký klub České pirátské strany</text:p>
      <text:p text:style-name="Standard">Předseda<text:tab/>Poslanecký klub ANO 2011</text:p>
      <text:p text:style-name="Standard">...</text:p>
      <text:p text:style-name="P6"/>
      <text:p text:style-name="P7"><text:span text:style-name="T1">Tabulka: zarazeni</text:span></text:p>
      <text:p text:style-name="P6"/>
      <text:p text:style-name="P7"><text:span text:style-name="T2">D1) Všechny orgány do kterých je zařazena osoba jménem Andrej Babiš</text:span></text:p>
      <text:p text:style-name="Standard"/>
      <text:p text:style-name="Standard">select org.* from osoba o</text:p>
      <text:p text:style-name="Standard">join zarazeni z on o.id_osoba=z.id_osoba</text:p>
      <text:p text:style-name="Standard">join organ org on z.id_of=org.id_organ and z.cl_funkce=0</text:p>
      <text:p text:style-name="Standard">where o.jmeno='Andrej' and o.prijmeni='Babiš'</text:p>
      <text:p text:style-name="Standard"><text:soft-page-break/></text:p>
      <text:p text:style-name="Standard"><text:span text:style-name="T3">Výsledek:</text:span> 12 záznamů</text:p>
      <text:p text:style-name="Standard">id_body<text:tab/>parent_id_body<text:tab/>id_body_type<text:tab/>abbrv<text:tab/>title_cz<text:tab/>title_en<text:tab/>body_from<text:tab/>body_to<text:tab/>priority<text:tab/>cl_body_base</text:p>
      <text:p text:style-name="Standard">171<text:tab/>NULL<text:tab/>11<text:tab/>PSP7<text:tab/>Poslanecká sněmovna<text:tab/>Chamber of Deputies<text:tab/>2013-10-26<text:tab/>2017-10-26<text:tab/>NULL<text:tab/>0</text:p>
      <text:p text:style-name="Standard">172<text:tab/>NULL<text:tab/>11<text:tab/>PSP8<text:tab/>Poslanecká sněmovna<text:tab/>Chamber of Deputies<text:tab/>2017-10-21<text:tab/>2021-10-20<text:tab/>NULL<text:tab/>0</text:p>
      <text:p text:style-name="Standard">173<text:tab/>NULL<text:tab/>11<text:tab/>PSP9<text:tab/>Poslanecká sněmovna<text:tab/>Chamber of Deputies<text:tab/>2021-10-09<text:tab/>NULL<text:tab/>NULL<text:tab/>0</text:p>
      <text:p text:style-name="Standard">1108<text:tab/>171<text:tab/>1<text:tab/>ANO<text:tab/>Poslanecký klub ANO 2011<text:tab/>Political group ANO 2011<text:tab/>2013-10-30<text:tab/>2017-10-26<text:tab/>20<text:tab/>0</text:p>
      <text:p text:style-name="Standard"/>
      <text:p text:style-name="Standard"><text:span text:style-name="T4">[PL:] Proč nelze použít vazbu mezi poslancem a orgánem? Jaký je rozdíl mezi vazbou přes “zarazeni” a vazbou přes “poslanec”? Zřejmě je to tak, že “poslanec” představuje vazbu na “volební období” (tj. Id_organ BETWEEN 165 AND 173) a “zarazeni” vazbu na účast v orgánu. </text:span></text:p>
      <text:p text:style-name="Standard"><text:span text:style-name="T4">[RB:] Ano, zařazení vyjadřuje skutečnost, že osoba je/byla součástí nějakého orgánu (klubu, komise, atd.). Záznam v tabulce poslanec vyjadřuje pouze fakt, že osoba byla ve volebním období poslancem.</text:span></text:p>
      <text:p text:style-name="Standard"/>
      <text:p text:style-name="Standard"><text:span text:style-name="T2">D2) Všechny funkce přiřazené poslanci jménem Marek Benda</text:span></text:p>
      <text:p text:style-name="P1"/>
      <text:p text:style-name="Standard">select f.* from osoba o</text:p>
      <text:p text:style-name="Standard">join zarazeni z on o.id_osoba=z.id_osoba</text:p>
      <text:p text:style-name="Standard">join funkce f on z.id_of=f.id_funkce and z.cl_funkce=1</text:p>
      <text:p text:style-name="Standard">where o.jmeno='Marek' and o.prijmeni='Benda'</text:p>
      <text:p text:style-name="Standard"/>
      <text:p text:style-name="Standard"><text:span text:style-name="T3">Výsledek:</text:span> 35 záznamů</text:p>
      <text:p text:style-name="Standard">id_funkce<text:tab/>id_organ<text:tab/>id_typ_funkce<text:tab/>nazev_funkce_cz<text:tab/>priorita</text:p>
      <text:p text:style-name="Standard">55<text:tab/>24<text:tab/>5<text:tab/>Předseda komise SKVY<text:tab/>1</text:p>
      <text:p text:style-name="Standard"><text:soft-page-break/>83<text:tab/>32<text:tab/>7<text:tab/>Ověřovatel výboru UPV<text:tab/>5</text:p>
      <text:p text:style-name="Standard">122<text:tab/>45<text:tab/>1<text:tab/>Místopředseda klubu ODS<text:tab/>2</text:p>
      <text:p text:style-name="Standard">134<text:tab/>51<text:tab/>1<text:tab/>Místopředseda klubu ODS<text:tab/>2</text:p>
      <text:p text:style-name="Standard">...</text:p>
      <text:p text:style-name="Standard"/>
      <text:p text:style-name="Standard"/>
      <text:p text:style-name="Standard"><text:span text:style-name="T2">D3) Všichni předsedové sněmovny, id_organu sněmovny a počáteční datum funkce</text:span></text:p>
      <text:p text:style-name="Standard"/>
      <text:p text:style-name="Standard">select org.id_organ, z.od_o, o.jmeno, o.prijmeni from osoba o</text:p>
      <text:p text:style-name="Standard">join zarazeni z on o.id_osoba=z.id_osoba</text:p>
      <text:p text:style-name="Standard">join funkce f on z.id_of=f.id_funkce and z.cl_funkce=1</text:p>
      <text:p text:style-name="Standard">join typ_funkce tf on f.id_typ_funkce=tf.id_typ_funkce</text:p>
      <text:p text:style-name="Standard">join typ_organu tor on tf.id_typ_org=tor.id_typ_org</text:p>
      <text:p text:style-name="Standard">join organ org on f.id_organ=org.id_organ</text:p>
      <text:p text:style-name="Standard">where tf.typ_funkce_cz='Předseda' and tor.nazev_typ_org_cz='Parlament'</text:p>
      <text:p text:style-name="Standard">order by z.od_o;</text:p>
      <text:p text:style-name="Standard"/>
      <text:p text:style-name="Standard">Nebo, bez duplicitního spojení tabulky organ:</text:p>
      <text:p text:style-name="Standard"/>
      <text:p text:style-name="Standard">select f.id_organ, z.od_o, o.jmeno, o.prijmeni from osoba o</text:p>
      <text:p text:style-name="Standard">join zarazeni z on o.id_osoba=z.id_osoba</text:p>
      <text:p text:style-name="Standard"><text:soft-page-break/>join funkce f on z.id_of=f.id_funkce and z.cl_funkce=1</text:p>
      <text:p text:style-name="Standard">join typ_funkce tf on f.id_typ_funkce=tf.id_typ_funkce</text:p>
      <text:p text:style-name="Standard">join typ_organu tor on tf.id_typ_org=tor.id_typ_org</text:p>
      <text:p text:style-name="Standard">where tf.typ_funkce_cz='Předseda' and tor.nazev_typ_org_cz='Parlament'</text:p>
      <text:p text:style-name="Standard">order by z.od_o;</text:p>
      <text:p text:style-name="Standard"/>
      <text:p text:style-name="Standard"><text:span text:style-name="T3">Výsledek:</text:span></text:p>
      <text:p text:style-name="Standard">id_organ<text:tab/>nazev_typ_org_cz<text:tab/>od_o<text:tab/>jmeno<text:tab/>prijmeni</text:p>
      <text:p text:style-name="Standard">165<text:tab/>Parlament<text:tab/>1992-06-29<text:tab/>Milan<text:tab/>Uhde</text:p>
      <text:p text:style-name="Standard">166<text:tab/>Parlament<text:tab/>1996-06-27<text:tab/>Miloš<text:tab/>Zeman</text:p>
      <text:p text:style-name="Standard">167<text:tab/>Parlament<text:tab/>1998-07-17<text:tab/>Václav<text:tab/>Klaus</text:p>
      <text:p text:style-name="Standard">168<text:tab/>Parlament<text:tab/>2002-07-11<text:tab/>Lubomír<text:tab/>Zaorálek</text:p>
      <text:p text:style-name="Standard">169<text:tab/>Parlament<text:tab/>2006-08-14<text:tab/>Miloslav<text:tab/>Vlček</text:p>
      <text:p text:style-name="Standard">170<text:tab/>Parlament<text:tab/>2010-06-24<text:tab/>Miroslava<text:tab/>Němcová</text:p>
      <text:p text:style-name="Standard">171<text:tab/>Parlament<text:tab/>2013-11-27<text:tab/>Jan<text:tab/>Hamáček</text:p>
      <text:p text:style-name="Standard">172<text:tab/>Parlament<text:tab/>2017-11-22<text:tab/>Radek<text:tab/>Vondráček<text:tab/></text:p>
      <text:p text:style-name="Standard">173<text:tab/>Parlament<text:tab/>2021-11-10<text:tab/>Markéta<text:tab/>Pekarová Adamová</text:p>
      <text:p text:style-name="Standard"/>
      <text:p text:style-name="Standard"><text:span text:style-name="T4">[PL:] Sněmovna znamená nazev_typ_org_cz = ‘Parlament’? Existují ještě nějaké další názvy typů orgánů, které mají nějaký specifický význam?</text:span></text:p>
      <text:p text:style-name="Standard"><text:span text:style-name="T4">[PL:] Platí, že “sněmovna” = “parlament” = “volební období”? Měl by zde být nějaký popis základních pojmů z oblasti politiky.</text:span></text:p>
      <text:p text:style-name="Standard"><text:span text:style-name="T4">[MK] Pro parlament je více volebních období, aktuálně 9, poslední začalo v roce 2021. V datech jsou duplicity, jednou můžeme využít typ orgánu Parlament, jindy název orgánu Poslanecká sněmovna. V zadání budeme atributy a hodnoty selekce specifikovat.</text:span></text:p>
      <text:p text:style-name="Standard"><text:soft-page-break/></text:p>
      <text:p text:style-name="Standard"><text:span text:style-name="T2">D4) Všichni místopředsedové aktuálního období sněmovny (tj. <text:tab/>sněmovny začínající v roce 2021), <text:s/>id_organ sněmovny, název funkce, počáteční a koncové datum funkce</text:span></text:p>
      <text:p text:style-name="Standard"/>
      <text:p text:style-name="Standard">select org.id_organ, tf.typ_funkce_cz, z.od_o, z.do_o, o.jmeno, o.prijmeni </text:p>
      <text:p text:style-name="Standard">from osoba o</text:p>
      <text:p text:style-name="Standard">join zarazeni z on o.id_osoba=z.id_osoba</text:p>
      <text:p text:style-name="Standard">join funkce f on z.id_of=f.id_funkce and z.cl_funkce=1</text:p>
      <text:p text:style-name="Standard">join typ_funkce tf on f.id_typ_funkce=tf.id_typ_funkce</text:p>
      <text:p text:style-name="Standard">join typ_organu tor on tor.id_typ_org=tf.id_typ_org</text:p>
      <text:p text:style-name="Standard">join organ org on f.id_organ=org.id_organ</text:p>
      <text:p text:style-name="Standard">where tf.typ_funkce_cz='Místopředseda' and tor.nazev_typ_org_cz='Parlament'</text:p>
      <text:p text:style-name="Standard"><text:s text:c="2"/>and year(org.od_organ)=2021 and org.do_organ is null</text:p>
      <text:p text:style-name="Standard">order by z.od_o;</text:p>
      <text:p text:style-name="Standard"/>
      <text:p text:style-name="Standard"><text:span text:style-name="T3">Výsledek:</text:span></text:p>
      <text:p text:style-name="Standard">id_organ<text:tab/>typ_funkce_cz<text:tab/>od_o<text:tab/>do_o<text:tab/>jmeno<text:tab/>prijmeni</text:p>
      <text:p text:style-name="Standard">173<text:tab/>Místopředseda<text:tab/>2021-11-10<text:tab/>NULL<text:tab/>Jan<text:tab/>Bartošek</text:p>
      <text:p text:style-name="Standard">173<text:tab/>Místopředseda<text:tab/>2021-11-10<text:tab/>NULL<text:tab/>Věra<text:tab/>Kovářová</text:p>
      <text:p text:style-name="Standard">173<text:tab/>Místopředseda<text:tab/>2021-11-10<text:tab/>NULL<text:tab/>Jan<text:tab/>Skopeček</text:p>
      <text:p text:style-name="Standard">173<text:tab/>Místopředseda<text:tab/>2021-11-10<text:tab/>2022-09-30<text:tab/>Jana<text:tab/>Mračková Vildumetzová</text:p>
      <text:p text:style-name="Standard">173<text:tab/>Místopředseda<text:tab/>2021-11-10<text:tab/>NULL<text:tab/>Olga<text:tab/>Richterová</text:p>
      <text:p text:style-name="Standard"><text:soft-page-break/>173<text:tab/>Místopředseda<text:tab/>2022-02-18<text:tab/>NULL<text:tab/>Karel<text:tab/>Havlíček</text:p>
      <text:p text:style-name="Standard">173<text:tab/>Místopředseda<text:tab/>2022-11-16<text:tab/>NULL<text:tab/>Klára<text:tab/>Dostálová</text:p>
      <text:p text:style-name="Standard"/>
      <text:p text:style-name="Standard"><text:span text:style-name="T4">[PL:] Proč v řešení nejsou vypsány místo atributů od_o, do_o atributy od_f, do_f?</text:span></text:p>
      <text:p text:style-name="Standard"><text:span text:style-name="T4">[MK] od_f a do_f jsou většinou NULL, tedy chyba v datech, proto používám jen od_o a do_o.</text:span></text:p>
      <text:p text:style-name="Standard"/>
      <text:p text:style-name="Standard"><text:span text:style-name="T2">D5) Seznam všech aktuálních poslanců aktuální sněmovny</text:span></text:p>
      <text:p text:style-name="Standard"/>
      <text:p text:style-name="Standard">select o.id_osoba, o.jmeno, o.prijmeni from osoba o</text:p>
      <text:p text:style-name="Standard">join zarazeni z on o.id_osoba=z.id_osoba</text:p>
      <text:p text:style-name="Standard">join organ org on z.id_of=org.id_organ and z.cl_funkce=0</text:p>
      <text:p text:style-name="Standard">where org.nazev_organu_cz='Poslanecká sněmovna' and year(org.od_organ)=2021 and z.do_o is null</text:p>
      <text:p text:style-name="Standard"/>
      <text:p text:style-name="Standard"><text:span text:style-name="T3">Výsledek:</text:span> 200 záznamů</text:p>
      <text:p text:style-name="Standard">id_osoba<text:tab/>jmeno<text:tab/>prijmeni</text:p>
      <text:p text:style-name="Standard">4<text:tab/>Marek<text:tab/>Benda-</text:p>
      <text:p text:style-name="Standard">207<text:tab/>Jaroslav<text:tab/>Bašta</text:p>
      <text:p text:style-name="Standard">346<text:tab/>Petr<text:tab/>Bendl</text:p>
      <text:p text:style-name="Standard">5226<text:tab/>Pavel<text:tab/>Žáček</text:p>
      <text:p text:style-name="Standard">5332<text:tab/>Antonín<text:tab/>Tesařík</text:p>
      <text:p text:style-name="Standard">… </text:p>
      <text:p text:style-name="Standard"><text:soft-page-break/></text:p>
      <text:p text:style-name="Standard"><text:span text:style-name="T4">[PL:] Proč není použita vazba přes poslance? Následující dotaz naštěstí vrací stejný výsledek.</text:span></text:p>
      <text:p text:style-name="Standard"><text:span text:style-name="T4">[MK] Ne, takto získáš všechny poslance s mandátem v aktuálním volebním období, tedy 202, my chceme 200 aktuálních poslanců.</text:span></text:p>
      <text:p text:style-name="Standard"/>
      <text:p text:style-name="Standard">select o.id_osoba, o.jmeno, o.prijmeni from osoba o</text:p>
      <text:p text:style-name="Standard">JOIN poslanec p ON o.id_osoba = p.id_osoba</text:p>
      <text:p text:style-name="Standard">join organ org on p.id_organ = org.id_organ</text:p>
      <text:p text:style-name="Standard">where org.nazev_organu_cz='Poslanecká sněmovna' and year(org.od_organ)=2021</text:p>
      <text:p text:style-name="P4"/>
      <text:p text:style-name="Standard"><text:span text:style-name="T4">[PL]: Možná jde o to, že v zařazení je vidět, že “poslanec” je “aktuální” - to by mělo být někde definováno.</text:span></text:p>
      <text:p text:style-name="Standard"><text:span text:style-name="T4">[MK] Ano, viz nahoře.</text:span></text:p>
      <text:p text:style-name="Standard"/>
      <text:p text:style-name="Standard"><text:span text:style-name="T1">Tabulka: schuze</text:span></text:p>
      <text:p text:style-name="Standard"/>
      <text:p text:style-name="Standard"><text:span text:style-name="T2">E1) Počet schůzí, počet ukončených schůzí a průměrná délka ukončených schůzí ve dnech pro aktuální volební období sněmovny</text:span></text:p>
      <text:p text:style-name="P1"/>
      <text:p text:style-name="Standard">select count(*) pocet_schuzi, count(s.do_schuze) as pocet_ukoncenych_schuzi, </text:p>
      <text:p text:style-name="Standard"><text:s text:c="2"/>avg(datediff(day, s.od_schuze, s.do_schuze)) as prumerny_pocet_dni </text:p>
      <text:p text:style-name="Standard">from schuze s</text:p>
      <text:p text:style-name="Standard">join organ o on s.id_organ=o.id_organ</text:p>
      <text:p text:style-name="Standard">where o.nazev_organu_cz='Poslanecká sněmovna' and year(o.od_organ)=2021 and o.do_organ is null</text:p>
      <text:p text:style-name="Standard"><text:soft-page-break/></text:p>
      <text:p text:style-name="Standard"><text:span text:style-name="T3">Výsledek:</text:span></text:p>
      <text:p text:style-name="Standard">pocet_schuzi<text:tab/>pocet_ukoncenych_schuzi<text:tab/>prumerny_pocet_dni</text:p>
      <text:p text:style-name="Standard">78<text:tab/>70<text:tab/>9</text:p>
      <text:p text:style-name="Standard"/>
      <text:p text:style-name="Standard"><text:span text:style-name="T4">[PL:] Je nějaký důvod, proč v některých dotazech určujeme orgány sněmovny přes typ_organu.nazev_typ_org_cz a v jiných přes organ.nazev_organu_cz?</text:span></text:p>
      <text:p text:style-name="Standard"><text:span text:style-name="T4">[MK] Není, především pro sněmovnu je to jedno.</text:span></text:p>
      <text:p text:style-name="Standard"/>
      <text:p text:style-name="Standard"/>
      <text:p text:style-name="Standard"><text:span text:style-name="T2">E2) Počet schůzí, počet ukončených schůzí a průměrná délka ukončených schůzí ve dnech pro všechna volební období poslanecké sněmovny. Výsledek bude setřízen dle roku začátku období.</text:span></text:p>
      <text:p text:style-name="Standard"/>
      <text:p text:style-name="Standard">select year(o.od_organ) as obdobi_od, year(o.do_organ) as obdobi_do, count(*) as pocet_schuzi, count(s.do_schuze) as pocet_ukoncenych_schuzi, </text:p>
      <text:p text:style-name="Standard"><text:s text:c="2"/>avg(datediff(day, s.od_schuze, s.do_schuze)) as prumerny_pocet_dni </text:p>
      <text:p text:style-name="Standard">from schuze s</text:p>
      <text:p text:style-name="Standard">join organ o on s.id_organ=o.id_organ</text:p>
      <text:p text:style-name="Standard">where o.nazev_organu_cz='Poslanecká sněmovna'</text:p>
      <text:p text:style-name="Standard">group by year(o.od_organ), year(o.do_organ)</text:p>
      <text:p text:style-name="Standard">order by obdobi_od;</text:p>
      <text:p text:style-name="Standard"/>
      <text:p text:style-name="Standard"><text:span text:style-name="T3">Výsledek:</text:span></text:p>
      <text:p text:style-name="Standard">obdobi_od<text:tab/>obdobi_do<text:tab/>pocet_schuzi<text:tab/>pocet_ukoncenych_schuzi<text:tab/>prumerny_pocet_dni</text:p>
      <text:p text:style-name="Standard"><text:soft-page-break/>1992<text:tab/>1996<text:tab/>43<text:tab/>43<text:tab/>2</text:p>
      <text:p text:style-name="Standard">1996<text:tab/>1998<text:tab/>26<text:tab/>26<text:tab/>8</text:p>
      <text:p text:style-name="Standard">1998<text:tab/>2002<text:tab/>51<text:tab/>51<text:tab/>8</text:p>
      <text:p text:style-name="Standard">2002<text:tab/>2006<text:tab/>56<text:tab/>56<text:tab/>8</text:p>
      <text:p text:style-name="Standard">2006<text:tab/>2010<text:tab/>79<text:tab/>79<text:tab/>7</text:p>
      <text:p text:style-name="Standard">2010<text:tab/>2013<text:tab/>59<text:tab/>59<text:tab/>5</text:p>
      <text:p text:style-name="Standard">2013<text:tab/>2017<text:tab/>61<text:tab/>59<text:tab/>17</text:p>
      <text:p text:style-name="Standard">2017<text:tab/>2021<text:tab/>120<text:tab/>106<text:tab/>13</text:p>
      <text:p text:style-name="Standard">2021<text:tab/>NULL<text:tab/>78<text:tab/>70<text:tab/>9</text:p>
      <text:p text:style-name="Standard"/>
      <text:p text:style-name="Standard"><text:span text:style-name="T1">Tabulka: bod_schuze</text:span></text:p>
      <text:p text:style-name="Standard"/>
      <text:p text:style-name="Standard"><text:span text:style-name="T2">F1) Počet bodů jednotlivých schůzí aktuálního volebního období (rok z organ.od_organ je 2021) poslanecké sněmovny, id_schuze a organ.od_organ.</text:span></text:p>
      <text:p text:style-name="Standard"/>
      <text:p text:style-name="Standard">select s.id_schuze, s.od_schuze, count(*) as point_count from bod_schuze bs</text:p>
      <text:p text:style-name="Standard">join schuze s on s.id_schuze=bs.id_schuze</text:p>
      <text:p text:style-name="Standard">join organ o on s.id_organ=o.id_organ</text:p>
      <text:p text:style-name="Standard">where year(o.od_organ)=2021</text:p>
      <text:p text:style-name="Standard">group by s.id_schuze, s.od_schuze</text:p>
      <text:p text:style-name="Standard">order by s.od_schuze</text:p>
      <text:p text:style-name="Standard"/>
      <text:p text:style-name="Standard"><text:soft-page-break/><text:span text:style-name="T3">Výsledek:</text:span> 78 záznamů</text:p>
      <text:p text:style-name="Standard">id_schuze<text:tab/>od_schuze<text:tab/>point_count</text:p>
      <text:p text:style-name="Standard">629<text:tab/>2021-11-08 14:00:00.0000000<text:tab/>36</text:p>
      <text:p text:style-name="Standard">630<text:tab/>2021-11-23 14:00:00.0000000<text:tab/>68</text:p>
      <text:p text:style-name="Standard">633<text:tab/>2021-12-01 14:00:00.0000000<text:tab/>12</text:p>
      <text:p text:style-name="Standard">638<text:tab/>2022-01-11 14:00:00.0000000<text:tab/>165</text:p>
      <text:p text:style-name="Standard"/>
      <text:p text:style-name="Standard"><text:span text:style-name="T4">[PL:] Proč zde není selekce nazev_organu_cz='Poslanecká sněmovna' nebo <text:s/>nazev_typ_org_cz = ‘Parlament’? Je to tak, že schůze má jen poslanecká sněmovna? Pokud ano, mělo by to být někde vysvětleno.</text:span></text:p>
      <text:p text:style-name="Standard"><text:span text:style-name="T4">[MK] Ve schuze jsou jen plenární schůze poslanecké sněmovny, další selekce je tedy zbytečná.</text:span></text:p>
      <text:p text:style-name="Standard"/>
      <text:p text:style-name="P8"><text:span text:style-name="T2">F2) Počet bodů k návrhům rozpočtu ČR (řetězec: 'Vládní návrh zákona o státním rozpočtu České republiky%') v jednotlivých volebních období sněmovny, spolu s od_organ sněmovny.</text:span></text:p>
      <text:p text:style-name="Standard"/>
      <text:p text:style-name="Standard">select year(o.od_organ) as obdobi_od, count(*) as pocet_bodu from bod_schuze bs</text:p>
      <text:p text:style-name="Standard">join schuze s on s.id_schuze=bs.id_schuze</text:p>
      <text:p text:style-name="Standard">join organ o on s.id_organ=o.id_organ</text:p>
      <text:p text:style-name="Standard">where bs.uplny_naz like 'Vládní návrh zákona o státním rozpočtu České republiky%'</text:p>
      <text:p text:style-name="Standard">group by year(o.od_organ)</text:p>
      <text:p text:style-name="Standard"/>
      <text:p text:style-name="Standard"><text:span text:style-name="T3">Výsledek:</text:span></text:p>
      <text:p text:style-name="Standard">obdobi_od<text:tab/>pocet_bodu</text:p>
      <text:p text:style-name="Standard">1992<text:tab/>9</text:p>
      <text:p text:style-name="Standard"><text:soft-page-break/>1996<text:tab/>12</text:p>
      <text:p text:style-name="Standard">1998<text:tab/>28</text:p>
      <text:p text:style-name="Standard">2002<text:tab/>26</text:p>
      <text:p text:style-name="Standard">2006<text:tab/>28</text:p>
      <text:p text:style-name="Standard">2010<text:tab/>14</text:p>
      <text:p text:style-name="Standard">2013<text:tab/>24</text:p>
      <text:p text:style-name="Standard">2017<text:tab/>23</text:p>
      <text:p text:style-name="Standard">2021<text:tab/>10</text:p>
      <text:p text:style-name="Standard"/>
      <text:p text:style-name="Standard"><text:span text:style-name="T2">F3) Uvažujme jednotlivé duplicitní záznamy k jednomu id_bod v tabulce bod_schuze jako jedno čtení zákona. Vrať počet čtení zákona: 'Vládní návrh zákona o státním rozpočtu České republiky na rok 2022'</text:span></text:p>
      <text:p text:style-name="Standard"/>
      <text:p text:style-name="Standard">select count(distinct bs.id_bod) as cteni from bod_schuze bs</text:p>
      <text:p text:style-name="Standard">where bs.uplny_naz='Vládní návrh zákona o státním rozpočtu České republiky na rok 2022'</text:p>
      <text:p text:style-name="Standard"/>
      <text:p text:style-name="Standard"><text:span text:style-name="T3">Výsledek:</text:span></text:p>
      <text:p text:style-name="Standard">cteni</text:p>
      <text:p text:style-name="Standard">3</text:p>
      <text:p text:style-name="Standard"/>
      <text:p text:style-name="Standard"><text:span text:style-name="T3">Protože:</text:span></text:p>
      <text:p text:style-name="Standard">select * from bod_schuze bs</text:p>
      <text:p text:style-name="Standard">where bs.uplny_naz='Vládní návrh zákona o státním rozpočtu České republiky na rok 2022'</text:p>
      <text:p text:style-name="Standard"><text:soft-page-break/></text:p>
      <text:p text:style-name="Standard"><text:span text:style-name="T3">Vrací výsledek:</text:span></text:p>
      <text:p text:style-name="Standard">id_bod<text:tab/>id_schuze<text:tab/>id_tisk<text:tab/>id_typ<text:tab/>bod ...</text:p>
      <text:p text:style-name="Standard">47982<text:tab/>642<text:tab/>42221<text:tab/>2<text:tab/>112</text:p>
      <text:p text:style-name="Standard"/>
      <text:p text:style-name="Standard">47952<text:tab/>647<text:tab/>42221<text:tab/>1<text:tab/>2</text:p>
      <text:p text:style-name="Standard">47952<text:tab/>647<text:tab/>42221<text:tab/>1<text:tab/>247985<text:tab/>652<text:tab/>42221<text:tab/>5<text:tab/>1</text:p>
      <text:p text:style-name="Standard">47985<text:tab/>652<text:tab/>42221<text:tab/>5<text:tab/>1</text:p>
      <text:p text:style-name="Standard"><text:span text:style-name="T1"><text:tab/><text:tab/><text:tab/><text:tab/><text:tab/><text:tab/><text:tab/><text:tab/><text:tab/><text:tab/><text:tab/></text:span></text:p>
      <text:p text:style-name="Standard"><text:span text:style-name="T1">Tabulka: hlasovani</text:span></text:p>
      <text:p text:style-name="Standard"/>
      <text:p text:style-name="Standard"><text:span text:style-name="T2">G1) Počet hlasování pro jednotlivá hlasování (rozlišena dle hlasovani.nazev_dlouhy) ve volebním období od 2021, setřízeno sestupně dle počtu hlasování</text:span></text:p>
      <text:p text:style-name="Standard">select h.nazev_dlouhy, count(*) as pocet_hlasovani from hlasovani h</text:p>
      <text:p text:style-name="Standard">join schuze s on h.id_organ=s.id_organ and h.schuze=s.schuze</text:p>
      <text:p text:style-name="Standard">join organ o on o.id_organ=s.id_organ</text:p>
      <text:p text:style-name="Standard">where year(o.od_organ)=2021</text:p>
      <text:p text:style-name="Standard">group by h.nazev_dlouhy</text:p>
      <text:p text:style-name="Standard">order by pocet_hlasovani desc</text:p>
      <text:p text:style-name="Standard"/>
      <text:p text:style-name="Standard"><text:span text:style-name="T3">Výsledek: 414 záznamů</text:span></text:p>
      <text:p text:style-name="Standard">nazev_dlouhy<text:tab/>pocet_hlasovani</text:p>
      <text:p text:style-name="Standard"><text:soft-page-break/>Pořad schůze<text:tab/>1331</text:p>
      <text:p text:style-name="Standard">Novela z. o důchodovém pojištění<text:tab/>445</text:p>
      <text:p text:style-name="Standard">Návrhy PS na propůjčení nebo udělení státních vyznamenání<text:tab/>195</text:p>
      <text:p text:style-name="Standard"><text:s/><text:tab/>161</text:p>
      <text:p text:style-name="Standard">Vl.n.z. o státním rozpočtu ČR na rok 2022<text:tab/>96</text:p>
      <text:p text:style-name="Standard">Vl.n.z. o státním rozpočtu ČR na rok 2023<text:tab/>73</text:p>
      <text:p text:style-name="Standard">Novela státního rozpočtu na rok 2022<text:tab/>45</text:p>
      <text:p text:style-name="Standard">Novela z. o státní sociální podpoře<text:tab/>44</text:p>
      <text:p text:style-name="Standard">Novela z. o provozu na pozemních komunikacích - EU<text:tab/>42</text:p>
      <text:p text:style-name="Standard">…</text:p>
      <text:p text:style-name="Standard"/>
      <text:p text:style-name="Standard"><text:span text:style-name="T4">[JG:] Pokud nepřipojím tabulku schuze (o.id_organ=h.id_organ) vyhodí to stejný výsledek, je to správně?</text:span></text:p>
      <text:p text:style-name="Standard"><text:span text:style-name="T4">[MK:] Ano je, hlasovani.id_organ obsahuje orgán období sněmovny.</text:span></text:p>
      <text:p text:style-name="Standard"/>
      <text:p text:style-name="Standard"><text:span text:style-name="T2">G2) Počet hlasování o státním rozpočtu (hlasování.nazev_dlouhy like '%o státním rozpočtu%') pro jednotlivá volební období</text:span></text:p>
      <text:p text:style-name="Standard"/>
      <text:p text:style-name="Standard">select year(o.od_organ) as obdobi_od, count(*) as pocet_hlasovani from hlasovani h</text:p>
      <text:p text:style-name="Standard">join schuze s on h.id_organ=s.id_organ and h.schuze=s.schuze</text:p>
      <text:p text:style-name="Standard">join organ o on o.id_organ=s.id_organ</text:p>
      <text:p text:style-name="Standard">where h.nazev_dlouhy like '%o státním rozpočtu%'</text:p>
      <text:p text:style-name="Standard">group by year(o.od_organ)</text:p>
      <text:p text:style-name="Standard"><text:soft-page-break/>order by obdobi_od</text:p>
      <text:p text:style-name="Standard"><text:tab/></text:p>
      <text:p text:style-name="Standard"><text:span text:style-name="T3">Výsledek:</text:span></text:p>
      <text:p text:style-name="Standard">obdobi_od<text:tab/>pocet_hlasovani</text:p>
      <text:p text:style-name="Standard">2002<text:tab/>1165</text:p>
      <text:p text:style-name="Standard">2006<text:tab/>673</text:p>
      <text:p text:style-name="Standard">2010<text:tab/>89</text:p>
      <text:p text:style-name="Standard">2013<text:tab/>250</text:p>
      <text:p text:style-name="Standard">2017<text:tab/>641</text:p>
      <text:p text:style-name="Standard">2021<text:tab/>169</text:p>
      <text:p text:style-name="Standard"/>
      <text:p text:style-name="Standard"><text:span text:style-name="T1">Tabulka: hlasovani_poslanec</text:span></text:p>
      <text:p text:style-name="Standard">-- vysledek='A' pro, 'B' proti</text:p>
      <text:p text:style-name="Standard"/>
      <text:p text:style-name="Standard"><text:span text:style-name="T2">H1) Seznam poslanců (id_osoba, jméno a přijmení poslance) setřízený sestupně dle počtu hlasování proti (hlasovani_poslanec.vysledek='B') v aktuálním volebním období <text:s/>(rok organ.od_organ je 2021).</text:span></text:p>
      <text:p text:style-name="Standard"/>
      <text:p text:style-name="Standard">select os.id_osoba,os.jmeno,os.prijmeni,count(*) as pocet_hlasovani_ne </text:p>
      <text:p text:style-name="Standard">from hlasovani_poslanec hp</text:p>
      <text:p text:style-name="Standard">join hlasovani h on hp.id_hlasovani=h.id_hlasovani</text:p>
      <text:p text:style-name="Standard">join organ o on o.id_organ=h.id_organ</text:p>
      <text:p text:style-name="Standard">join poslanec p on hp.id_poslanec=p.id_poslanec</text:p>
      <text:p text:style-name="Standard"><text:soft-page-break/>join osoba os on p.id_osoba=os.id_osoba</text:p>
      <text:p text:style-name="Standard">where year(o.od_organ)=2021 and hp.vysledek='B'</text:p>
      <text:p text:style-name="Standard">group by os.id_osoba,os.jmeno,os.prijmeni</text:p>
      <text:p text:style-name="Standard">order by pocet_hlasovani_ne desc</text:p>
      <text:p text:style-name="Standard"/>
      <text:p text:style-name="Standard"><text:span text:style-name="T3">Výsledek: 202 záznamů</text:span></text:p>
      <text:p text:style-name="Standard">id_osoba<text:tab/>jmeno<text:tab/>prijmeni<text:tab/>pocet_hlasovani_ne</text:p>
      <text:p text:style-name="Standard">5901<text:tab/>Josef<text:tab/>Cogan<text:tab/>1761</text:p>
      <text:p text:style-name="Standard">6687<text:tab/>Jan<text:tab/>Jakob<text:tab/>1678</text:p>
      <text:p text:style-name="Standard">6728<text:tab/>Tomáš<text:tab/>Dubský<text:tab/>1674</text:p>
      <text:p text:style-name="Standard">6751<text:tab/>Karel<text:tab/>Haas<text:tab/>1668</text:p>
      <text:p text:style-name="Standard">6741<text:tab/>Jiří<text:tab/>Slavík<text:tab/>1620</text:p>
      <text:p text:style-name="Standard">5700<text:tab/>Ivan<text:tab/>Adamec<text:tab/>1617</text:p>
      <text:p text:style-name="Standard">6796<text:tab/>Michal<text:tab/>Zuna<text:tab/>1611</text:p>
      <text:p text:style-name="Standard">…</text:p>
      <text:p text:style-name="Standard"/>
      <text:p text:style-name="Standard"><text:span text:style-name="T1">Tabulka: omluva</text:span></text:p>
      <text:p text:style-name="Standard"/>
      <text:p text:style-name="Standard"><text:span text:style-name="T2">I1) Seznam poslanců (id_osoba, jméno, příjmení) aktuální poslanecké sněmovny (rok organ.od_organ je 2021) s počtem dnů absence (pro jednoducho uvažujte jeden záznam v tabulce omluva jako jeden den absence). Seznam bude setřízen dle počtu dnů absence sestupně. Uvažujte jen poslance uvedené v tabulce omluva (tedy nikoli všechny poslance).</text:span></text:p>
      <text:p text:style-name="Standard"/>
      <text:p text:style-name="Standard">select os.id_osoba, os.jmeno, os.prijmeni, count(*) as absence_dnu from omluva om</text:p>
      <text:p text:style-name="Standard"><text:soft-page-break/>join organ org on om.id_organ=org.id_organ</text:p>
      <text:p text:style-name="Standard">join poslanec p on om.id_poslanec=p.id_poslanec</text:p>
      <text:p text:style-name="Standard">join osoba os on os.id_osoba=p.id_osoba</text:p>
      <text:p text:style-name="Standard">where year(org.od_organ)=2021</text:p>
      <text:p text:style-name="Standard">group by os.id_osoba, os.jmeno, os.prijmeni</text:p>
      <text:p text:style-name="Standard">order by absence_dnu desc</text:p>
      <text:p text:style-name="Standard"/>
      <text:p text:style-name="Standard"><text:span text:style-name="T3">Výsledek: 201 záznamů</text:span></text:p>
      <text:p text:style-name="Standard">id_osoba<text:tab/>jmeno<text:tab/>prijmeni<text:tab/>absence_dnu</text:p>
      <text:p text:style-name="Standard">6731<text:tab/>Milan<text:tab/>Wenzl<text:tab/>202</text:p>
      <text:p text:style-name="Standard">6524<text:tab/>Vít<text:tab/>Rakušan<text:tab/>185</text:p>
      <text:p text:style-name="Standard">207<text:tab/>Jaroslav<text:tab/>Bašta<text:tab/>170</text:p>
      <text:p text:style-name="Standard">6445<text:tab/>Jaroslav<text:tab/>Dvořák<text:tab/>169</text:p>
      <text:p text:style-name="Standard">6482<text:tab/>Vlastimil<text:tab/>Válek<text:tab/>159</text:p>
      <text:p text:style-name="Standard">6079<text:tab/>Pavel<text:tab/>Blažek<text:tab/>158</text:p>
      <text:p text:style-name="Standard">5903<text:tab/>Jana<text:tab/>Černochová<text:tab/>158</text:p>
      <text:p text:style-name="Standard">6168<text:tab/>Helena<text:tab/>Válková<text:tab/>154</text:p>
      <text:p text:style-name="Standard">6150<text:tab/>Andrej<text:tab/>Babiš<text:tab/>145</text:p>
      <text:p text:style-name="Standard">6492<text:tab/>Ivo<text:tab/>Vondrák<text:tab/>144</text:p>
      <text:p text:style-name="Standard">..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42jzjgvl91vs"/>Složitější zadání</text:p>
      <text:p text:style-name="Standard"/>
      <text:p text:style-name="Standard"><text:span text:style-name="T2">Zadani 1: Pocet schuzi na jednotlive parlamentni volebni obdobi</text:span></text:p>
      <text:p text:style-name="Standard"/>
      <text:p text:style-name="Standard">select o.id_organ, o.zkratka, o.nazev_organu_cz, tor.nazev_typ_org_cz, o.od_organ, count(*)</text:p>
      <text:p text:style-name="Standard">from organ o</text:p>
      <text:p text:style-name="Standard"><text:soft-page-break/>join schuze s on s.id_organ = o.id_organ</text:p>
      <text:p text:style-name="Standard">join typ_organu tor on tor.id_typ_org = o.id_typ_org</text:p>
      <text:p text:style-name="Standard">group by o.id_organ, o.zkratka, o.nazev_organu_cz, tor.nazev_typ_org_cz, o.od_organ</text:p>
      <text:p text:style-name="Standard"/>
      <text:p text:style-name="Standard">--Nebo jen (pokud nebudeme vypisovat typ_organu.nazev_typ_org_cz)</text:p>
      <text:p text:style-name="Standard"/>
      <text:p text:style-name="Standard">select id_organ,count(schuze.id_schuze) from schuze</text:p>
      <text:p text:style-name="Standard">group by id_organ</text:p>
      <text:p text:style-name="Standard"/>
      <text:p text:style-name="Standard"><text:span text:style-name="T2">Zadani 2: Najit pocet klubu pro jednotlive strany</text:span></text:p>
      <text:p text:style-name="Standard"/>
      <text:p text:style-name="Standard">select zkratka, count(*) cnt</text:p>
      <text:p text:style-name="Standard">from organ</text:p>
      <text:p text:style-name="Standard">where nazev_organu_cz LIKE 'Poslanecký klub%'</text:p>
      <text:p text:style-name="Standard">group by zkratka</text:p>
      <text:p text:style-name="Standard">order by cnt desc</text:p>
      <text:p text:style-name="Standard"/>
      <text:p text:style-name="Standard">-- toto řešení je přesnější, ne všechny kluby mají v názvu ‘Poslanecký klub’</text:p>
      <text:p text:style-name="Standard">select zkratka, count(*) cnt</text:p>
      <text:p text:style-name="Standard">from organ o</text:p>
      <text:p text:style-name="Standard">join typ_organu torg on o.id_typ_org = torg.id_typ_org</text:p>
      <text:p text:style-name="Standard"><text:soft-page-break/>where torg.nazev_typ_org_cz = 'Klub'</text:p>
      <text:p text:style-name="Standard">group by zkratka</text:p>
      <text:p text:style-name="Standard">order by cnt desc</text:p>
      <text:p text:style-name="Standard"/>
      <text:p text:style-name="Standard"><text:span text:style-name="T4">[PL:] Není to spíš počet volebních období klubů? Např. ODS v 2010-2013 je jiný klub než 2013-2017?</text:span></text:p>
      <text:p text:style-name="Standard"><text:span text:style-name="T4">[RB:] Ano, nicméně to se ze zadáním nevylučuje</text:span></text:p>
      <text:p text:style-name="Standard"/>
      <text:p text:style-name="Standard"><text:span text:style-name="T2">Zadani 3: Počet různých schůzí, kterých se osoba narozená po 1970 účastnila v roce 2020</text:span></text:p>
      <text:p text:style-name="Standard"/>
      <text:p text:style-name="Standard">select o.id_osoba, o.jmeno, o.prijmeni, count(distinct hlh.schuze)</text:p>
      <text:p text:style-name="Standard">from osoba o</text:p>
      <text:p text:style-name="Standard">join poslanec p </text:p>
      <text:p text:style-name="Standard"><text:tab/>on o.id_osoba = p.id_osoba</text:p>
      <text:p text:style-name="Standard">left join hlasovani_poslanec hlp </text:p>
      <text:p text:style-name="Standard"><text:tab/>on hlp.id_poslanec = p.id_poslanec</text:p>
      <text:p text:style-name="Standard">left join hlasovani hlh </text:p>
      <text:p text:style-name="Standard"><text:tab/>on hlh.id_hlasovani = hlp.id_hlasovani and year(hlh.datum) = 2020</text:p>
      <text:p text:style-name="Standard">where year(narozeni) &gt; 1970</text:p>
      <text:p text:style-name="Standard">group by o.id_osoba, o.jmeno, o.prijmeni</text:p>
      <text:p text:style-name="Standard">order by id_osoba</text:p>
      <text:p text:style-name="Standard"/>
      <text:p text:style-name="Standard"><text:soft-page-break/>– tento dotaz vypíše i osoby, které nebyly poslancem</text:p>
      <text:p text:style-name="Standard">select o.id_osoba, o.jmeno, o.prijmeni, (</text:p>
      <text:p text:style-name="Standard"><text:tab/><text:tab/>select count(distinct hlh.schuze)</text:p>
      <text:p text:style-name="Standard"><text:tab/><text:tab/>from hlasovani_poslanec hlp </text:p>
      <text:p text:style-name="Standard"><text:tab/><text:tab/>join poslanec p on o.id_osoba = p.id_osoba</text:p>
      <text:p text:style-name="Standard"><text:tab/><text:tab/>join hlasovani hlh </text:p>
      <text:p text:style-name="Standard"><text:tab/><text:tab/><text:tab/>on hlh.id_hlasovani = hlp.id_hlasovani </text:p>
      <text:p text:style-name="Standard"><text:tab/><text:tab/>where hlp.id_poslanec = p.id_poslanec and year(hlh.datum) = 2020</text:p>
      <text:p text:style-name="Standard"><text:tab/>) hlasovani_2020</text:p>
      <text:p text:style-name="Standard">from osoba o</text:p>
      <text:p text:style-name="Standard">where year(narozeni) &gt; 1970</text:p>
      <text:p text:style-name="Standard">order by o.id_osoba</text:p>
      <text:p text:style-name="Standard"/>
      <text:p text:style-name="Standard"><text:span text:style-name="T4">[PL:] Znamená účast na schůzi nutnost hlasování?</text:span></text:p>
      <text:p text:style-name="Standard"/>
      <text:p text:style-name="Standard"><text:span text:style-name="T2">Zadani 4: osoba, které byly ve více než třech různých stranách. (různé strany poznáme podle různých zkratek)</text:span></text:p>
      <text:p text:style-name="Standard"/>
      <text:p text:style-name="Standard"><office:annotation office:name="__Annotation__1349_1512295597"><dc:creator>Radim Baca</dc:creator><dc:date>2023-10-27T15:31:08</dc:date><text:p><text:span text:style-name="T5">Určitě, děkuji za upozornění</text:span></text:p></office:annotation><office:annotation office:name="__Annotation__1347_1512295597"><dc:creator>Anonymous</dc:creator><dc:date>2023-10-27T15:17:22</dc:date><text:p><text:span text:style-name="T5">Nechybí zde upřesnění z.cl_funkce = 0? Spojuji to s tabulkou organy, takze "cizi klice" by měly odpovídat jenom orgánům.</text:span></text:p></office:annotation>select o.id_osoba, o.jmeno, o.prijmeni, </text:p>
      <text:p text:style-name="Standard"><text:tab/>count(distinct zkratka) cnt</text:p>
      <text:p text:style-name="Standard">from osoba o</text:p>
      <text:p text:style-name="Standard">join zarazeni z on o.id_osoba = z.id_osoba</text:p>
      <text:p text:style-name="Standard"><text:soft-page-break/>join organ org on org.id_organ = z.id_of and z.cl_funkce = 0</text:p>
      <text:p text:style-name="Standard">join typ_organu torg on org.id_typ_org = torg.id_typ_org</text:p>
      <text:p text:style-name="Standard">where torg.nazev_typ_org_cz = 'klub'</text:p>
      <text:p text:style-name="Standard">group by o.id_osoba, o.jmeno, o.prijmeni</text:p>
      <text:p text:style-name="Standard">having count(distinct zkratka) &gt; 3</text:p>
      <text:p text:style-name="Standard">order by cnt desc<office:annotation-end office:name="__Annotation__1347_1512295597"/><office:annotation-end office:name="__Annotation__1349_1512295597"/></text:p>
      <text:p text:style-name="Standard"/>
      <text:p text:style-name="Standard"><text:span text:style-name="T2">Zadání 5: osoba, které byly někdy v klubu ODS</text:span></text:p>
      <text:p text:style-name="Standard"/>
      <text:p text:style-name="Standard"><office:annotation office:name="__Annotation__1359_1512295597"><dc:creator>Radim Baca</dc:creator><dc:date>2023-10-27T15:32:25</dc:date><text:p><text:span text:style-name="T5">ano, děkuji</text:span></text:p></office:annotation><office:annotation office:name="__Annotation__1357_1512295597"><dc:creator>Anonymous</dc:creator><dc:date>2023-10-27T15:27:42</dc:date><text:p><text:span text:style-name="T5">Taktéž jako v předchozím. Nechybí zde upřesnění z.cl_funkce = 0?</text:span></text:p></office:annotation>select distinct o.id_osoba, o.jmeno, o.prijmeni</text:p>
      <text:p text:style-name="Standard">from osoba o</text:p>
      <text:p text:style-name="Standard">join zarazeni z on o.id_osoba = z.id_osoba<office:annotation-end office:name="__Annotation__1357_1512295597"/><office:annotation-end office:name="__Annotation__1359_1512295597"/><office:annotation office:name="__Annotation__1366_1512295597"><dc:creator>Radim Baca</dc:creator><dc:date>2023-10-27T15:31:08</dc:date><text:p><text:span text:style-name="T5">Určitě, děkuji za upozornění</text:span></text:p></office:annotation><office:annotation office:name="__Annotation__1364_1512295597"><dc:creator>Anonymous</dc:creator><dc:date>2023-10-27T15:17:22</dc:date><text:p><text:span text:style-name="T5">Nechybí zde upřesnění z.cl_funkce = 0? Spojuji to s tabulkou organy, takze "cizi klice" by měly odpovídat jenom orgánům.</text:span></text:p></office:annotation> and z.cl_funkce = 0<office:annotation-end office:name="__Annotation__1364_1512295597"/><office:annotation-end office:name="__Annotation__1366_1512295597"/><office:annotation office:name="__Annotation__1374_1512295597"><dc:creator>Radim Baca</dc:creator><dc:date>2023-10-27T15:32:25</dc:date><text:p><text:span text:style-name="T5">ano, děkuji</text:span></text:p></office:annotation><office:annotation office:name="__Annotation__1372_1512295597"><dc:creator>Anonymous</dc:creator><dc:date>2023-10-27T15:27:42</dc:date><text:p><text:span text:style-name="T5">Taktéž jako v předchozím. Nechybí zde upřesnění z.cl_funkce = 0?</text:span></text:p></office:annotation></text:p>
      <text:p text:style-name="Standard">join organ org on org.id_organ = z.id_of</text:p>
      <text:p text:style-name="Standard">where zkratka = 'ODS'<office:annotation-end office:name="__Annotation__1372_1512295597"/><office:annotation-end office:name="__Annotation__1374_1512295597"/></text:p>
      <text:p text:style-name="Standard"/>
      <text:p text:style-name="Standard">-- lepší řešení bez DISTINCT, používající semi-join</text:p>
      <text:p text:style-name="Standard">select o.id_osoba, o.jmeno, o.prijmeni</text:p>
      <text:p text:style-name="Standard">from osoba o</text:p>
      <text:p text:style-name="Standard">where o.id_osoba in (</text:p>
      <text:p text:style-name="Standard"><text:tab/>select z.id_osoba</text:p>
      <text:p text:style-name="Standard"><text:tab/>from zarazeni z</text:p>
      <text:p text:style-name="Standard"><text:soft-page-break/><text:tab/>join organ org on org.id_organ = z.id_of and z.cl_funkce = 0</text:p>
      <text:p text:style-name="Standard"><text:tab/>where zkratka = 'ODS'</text:p>
      <text:p text:style-name="Standard">)</text:p>
      <text:p text:style-name="P4"/>
      <text:p text:style-name="Standard"/>
      <text:p text:style-name="Standard"><text:span text:style-name="T2">Zadání 6: osoba, které nikdy nebyly v klubu ODS</text:span></text:p>
      <text:p text:style-name="Standard"/>
      <text:p text:style-name="Standard">select *</text:p>
      <text:p text:style-name="Standard">from osoba os</text:p>
      <text:p text:style-name="Standard">where os.id_osoba not in (</text:p>
      <text:p text:style-name="Standard"><text:s text:c="2"/>select z.id_osoba</text:p>
      <text:p text:style-name="Standard"><text:s text:c="2"/>from zarazeni z</text:p>
      <text:p text:style-name="Standard"><text:s text:c="2"/>join organ o on z.id_of = o.id_organ and z.cl_funkce = 0</text:p>
      <text:p text:style-name="Standard"><text:s text:c="2"/>where zkratka = 'ODS'</text:p>
      <text:p text:style-name="Standard">)</text:p>
      <text:p text:style-name="Standard"/>
      <text:p text:style-name="Standard"><text:span text:style-name="T2">Zadání 7: Nejstarší poslanec v každém volebním období</text:span></text:p>
      <text:p text:style-name="Standard"/>
      <text:p text:style-name="Standard">select o1.jmeno, o1.prijmeni, t.id_organ, o1.narozeni</text:p>
      <text:p text:style-name="Standard">from poslanec p1</text:p>
      <text:p text:style-name="Standard">join osoba o1 on p1.id_osoba = o1.id_osoba</text:p>
      <text:p text:style-name="Standard"><text:soft-page-break/>join (</text:p>
      <text:p text:style-name="Standard"><text:tab/>select id_organ, min(narozeni) min_narozeni</text:p>
      <text:p text:style-name="Standard"><text:tab/>from poslanec p</text:p>
      <text:p text:style-name="Standard"><text:tab/>join osoba o on p.id_osoba = o.id_osoba</text:p>
      <text:p text:style-name="Standard"><text:tab/>group by id_organ</text:p>
      <text:p text:style-name="Standard">) t on t.id_organ = p1.id_organ and</text:p>
      <text:p text:style-name="Standard"><text:s text:c="7"/>t.min_narozeni = o1.narozeni</text:p>
      <text:p text:style-name="Standard"/>
      <text:p text:style-name="Standard"><text:span text:style-name="T2">Zadání 8: Nalezněte osoby, které byly poslancem ve volebním období 2013 - 2017</text:span></text:p>
      <text:p text:style-name="Standard"/>
      <text:p text:style-name="Standard"><office:annotation office:name="__Annotation__1427_1512295597"><dc:creator>Radim Baca</dc:creator><dc:date>2023-10-27T16:47:55</dc:date><text:p><text:span text:style-name="T5">Je to jen pro jedno volebni období. Pokud bychom tedy udělali normální vnitřní join, tak duplicity nevzniknou.</text:span></text:p></office:annotation><office:annotation office:name="__Annotation__1425_1512295597"><dc:creator>Anonymous</dc:creator><dc:date>2023-10-27T16:04:38</dc:date><text:p><text:span text:style-name="T5">Není v tomto případě poddotaz dostačující? Nastane vůbec případ, kdy by tam byly duplicitní hodnoty?</text:span></text:p></office:annotation>select *</text:p>
      <text:p text:style-name="Standard">from osoba o</text:p>
      <text:p text:style-name="Standard">where o.id_osoba in (</text:p>
      <text:p text:style-name="Standard"><text:s text:c="2"/>select p.id_osoba</text:p>
      <text:p text:style-name="Standard"><text:s text:c="2"/>from poslanec p</text:p>
      <text:p text:style-name="Standard"><text:s text:c="2"/>join organ org on p.id_organ = org.id_organ</text:p>
      <text:p text:style-name="Standard"><text:s text:c="2"/>where year(org.od_organ) = 2013</text:p>
      <text:p text:style-name="Standard">)</text:p>
      <text:p text:style-name="Standard">Go<office:annotation-end office:name="__Annotation__1425_1512295597"/><office:annotation-end office:name="__Annotation__1427_1512295597"/></text:p>
      <text:p text:style-name="Standard"/>
      <text:p text:style-name="Standard"><text:span text:style-name="T4">[PL:] Jen s ohledem na mé poznámky výše - bude rozdíl, pokud bude vazba přes zarazeni?</text:span></text:p>
      <text:p text:style-name="Standard"><text:soft-page-break/><text:span text:style-name="T4">[RB:] Ne rozdíl nebude, nicméně tento dotaz je jednodušší</text:span></text:p>
      <text:p text:style-name="Standard"/>
      <text:p text:style-name="Standard"><text:span text:style-name="T2">Zadani 9: Vypište poslance strany AN O, kteří byli v poslanecké sněmovně ve volebním období 2013 - 2017. </text:span></text:p>
      <text:p text:style-name="Standard">--Poznámka k řešení: jak v tabulce poslanec, tak v tabulce organ a zarazeni se vkládá záznam pro každé volební období zvlášť. Tzn. pokud osoba s ID 1 byla zvolena ve dvou volbních obdobích do parlamentu, pak bude mít dva záznamy v tabulce poslanec, i v tabulce zarazeni. Take poslanecký klub do kterého poslanec patří bude mit dva záznamy v tabulce organ.</text:p>
      <text:p text:style-name="Standard"/>
      <text:p text:style-name="Standard"><office:annotation office:name="__Annotation__1470_1512295597"><dc:creator>Radim Baca</dc:creator><dc:date>2023-10-29T19:53:45</dc:date><text:p><text:span text:style-name="T5">máte pravdu, opraveno</text:span></text:p></office:annotation><office:annotation office:name="__Annotation__1468_1512295597"><dc:creator>Anonymous</dc:creator><dc:date>2023-10-28T10:47:11</dc:date><text:p><text:span text:style-name="T5">Úplně v tom dolním dotazu není.</text:span></text:p></office:annotation><office:annotation office:name="__Annotation__1466_1512295597"><dc:creator>Radim Baca</dc:creator><dc:date>2023-10-27T16:49:46</dc:date><text:p><text:span text:style-name="T5">tak tady náhodou zrovna nechybí (tzn. je tam)</text:span></text:p></office:annotation><office:annotation office:name="__Annotation__1464_1512295597"><dc:creator>Anonymous</dc:creator><dc:date>2023-10-27T16:21:05</dc:date><text:p><text:span text:style-name="T5">Taktéž zde chybí z.cl_funkce = 0.</text:span></text:p></office:annotation>WITH PSP as (</text:p>
      <text:p text:style-name="Standard"><text:s text:c="2"/>SELECT organ.id_organ</text:p>
      <text:p text:style-name="Standard"><text:s text:c="2"/>FROM organ</text:p>
      <text:p text:style-name="Standard"><text:s text:c="2"/>WHERE organ.nazev organu cz='Poslanecká sněmovna' and</text:p>
      <text:p text:style-name="Standard"><text:tab/>YEAR(organ.od_organ) = 2013</text:p>
      <text:p text:style-name="Standard">)</text:p>
      <text:p text:style-name="Standard">SELECT *</text:p>
      <text:p text:style-name="Standard">FROM poslanec p</text:p>
      <text:p text:style-name="Standard">JOIN zarazeni z ON p.id_osoba = z.id_osoba</text:p>
      <text:p text:style-name="Standard">JOIN organ org ON z.id_of = org.id_organ and cl_funkce = 0</text:p>
      <text:p text:style-name="Standard">WHERE org.zkratka = 'ANO' and </text:p>
      <text:p text:style-name="Standard"><text:tab/>p.id_organ IN (SELECT id_organ FROM PSP) and </text:p>
      <text:p text:style-name="Standard"><text:tab/>rodic_id_</text:p>
      <text:p text:style-name="Standard">organ IN (SELECT id_organ FROM PSP) </text:p>
      <text:p text:style-name="Standard"/>
      <text:p text:style-name="Standard">-- Varinata předchozího dotazu s vnitřním spojením</text:p>
      <text:p text:style-name="Standard"><text:soft-page-break/>SELECT *</text:p>
      <text:p text:style-name="Standard">FROM poslanec p</text:p>
      <text:p text:style-name="Standard">JOIN zarazeni z ON p.id_osoba = z.id_osoba <text:s/>and cl_funkce = 0</text:p>
      <text:p text:style-name="Standard">JOIN organ org ON z.id_of = org.id_organ </text:p>
      <text:p text:style-name="Standard">JOIN organ psp2013 on psp2013.id_organ = p.id_organ and </text:p>
      <text:p text:style-name="Standard"><text:s text:c="41"/>psp2013.id_organ = org.rodic_id_organ</text:p>
      <text:p text:style-name="Standard">WHERE org.zkratka = 'ANO' and</text:p>
      <text:p text:style-name="Standard"><text:s text:c="6"/>psp2013.nazev_organu_cz='Poslanecká sněmovna' and</text:p>
      <text:p text:style-name="Standard"><text:s text:c="6"/>YEAR(psp2013.od_organ) = 2013<office:annotation-end office:name="__Annotation__1464_1512295597"/><office:annotation-end office:name="__Annotation__1466_1512295597"/><office:annotation-end office:name="__Annotation__1468_1512295597"/><office:annotation-end office:name="__Annotation__1470_1512295597"/><text:tab/></text:p>
      <text:p text:style-name="Standard"><text:span text:style-name="T4">[PL:] Očekával bych spíš osobní údaje poslanců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118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4" meta:paragraph-count="536" meta:word-count="2989" meta:character-count="21515" meta:non-whitespace-character-count="18853"/>
    <meta:generator>LibreOfficeDev/6.0.5.2$Linux_X86_64 LibreOffice_project/</meta:generator>
  </office:meta>
</office:document-meta>
</file>